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9.87cm" fo:margin-left="-1.879cm" table:align="left" style:writing-mode="lr-tb"/>
    </style:style>
    <style:style style:name="Таблица1.A" style:family="table-column">
      <style:table-column-properties style:column-width="1.323cm"/>
    </style:style>
    <style:style style:name="Таблица1.B" style:family="table-column">
      <style:table-column-properties style:column-width="6.72cm"/>
    </style:style>
    <style:style style:name="Таблица1.C" style:family="table-column">
      <style:table-column-properties style:column-width="3.651cm"/>
    </style:style>
    <style:style style:name="Таблица1.D" style:family="table-column">
      <style:table-column-properties style:column-width="3.916cm"/>
    </style:style>
    <style:style style:name="Таблица1.E" style:family="table-column">
      <style:table-column-properties style:column-width="4.26cm"/>
    </style:style>
    <style:style style:name="Таблица1.A1" style:family="table-cell">
      <style:table-cell-properties style:vertical-align="top" fo:padding="0.176cm" fo:border="0.75pt solid #000000"/>
    </style:style>
    <style:style style:name="Таблица1.A13" style:family="table-cell">
      <style:table-cell-properties style:vertical-align="top" fo:padding="0.176cm" fo:border-left="0.75pt solid #000000" fo:border-right="0.75pt solid #000000" fo:border-top="none" fo:border-bottom="0.75pt solid #000000"/>
    </style:style>
    <style:style style:name="Таблица2" style:family="table">
      <style:table-properties style:width="19.87cm" fo:margin-left="-1.879cm" table:align="left" style:writing-mode="lr-tb"/>
    </style:style>
    <style:style style:name="Таблица2.A" style:family="table-column">
      <style:table-column-properties style:column-width="1.323cm"/>
    </style:style>
    <style:style style:name="Таблица2.B" style:family="table-column">
      <style:table-column-properties style:column-width="6.72cm"/>
    </style:style>
    <style:style style:name="Таблица2.C" style:family="table-column">
      <style:table-column-properties style:column-width="3.651cm"/>
    </style:style>
    <style:style style:name="Таблица2.D" style:family="table-column">
      <style:table-column-properties style:column-width="3.916cm"/>
    </style:style>
    <style:style style:name="Таблица2.E" style:family="table-column">
      <style:table-column-properties style:column-width="4.26cm"/>
    </style:style>
    <style:style style:name="Таблица2.A1" style:family="table-cell">
      <style:table-cell-properties style:vertical-align="top" fo:padding="0.176cm" fo:border="0.75pt solid #000000"/>
    </style:style>
    <style:style style:name="Таблица2.A3" style:family="table-cell">
      <style:table-cell-properties style:vertical-align="top" fo:padding="0.176cm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cm" fo:line-height="115%" fo:text-align="center" style:justify-single-word="false" fo:orphans="2" fo:widows="2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style:writing-mode="lr-tb"/>
    </style:style>
    <style:style style:name="P8" style:family="paragraph" style:parent-style-name="Standard">
      <style:text-properties fo:font-variant="normal" fo:text-transform="none" fo:color="#000000" style:font-name="Arial" fo:font-size="11pt" fo:letter-spacing="normal" fo:language="ru" fo:country="RU" fo:background-color="transparent" style:font-size-asian="11pt" style:font-size-complex="11pt"/>
    </style:style>
    <style:style style:name="P9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10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0cm" fo:margin-right="0cm" fo:margin-top="0cm" fo:margin-bottom="0cm" fo:line-height="115%" fo:text-align="center" style:justify-single-word="false" fo:orphans="2" fo:widows="2" fo:text-indent="0cm" style:auto-text-indent="false" fo:break-before="auto" fo:break-after="auto" style:writing-mode="lr-tb"/>
    </style:style>
    <style:style style:name="P13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text-properties fo:font-variant="normal" fo:text-transform="none" fo:color="#000000" style:font-name="Arial" fo:font-size="11pt" fo:letter-spacing="normal" fo:language="ru" fo:country="RU" fo:background-color="transparent" style:font-size-asian="11pt" style:font-size-complex="11pt"/>
    </style:style>
    <style:style style:name="P15" style:family="paragraph" style:parent-style-name="Standard">
      <style:paragraph-properties fo:line-height="115%" style:writing-mode="lr-tb"/>
    </style:style>
    <style:style style:name="P16" style:family="paragraph" style:parent-style-name="Standard">
      <style:paragraph-properties fo:line-height="115%" fo:break-before="auto" fo:break-after="auto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Коллоквиум</text:span><text:span text:style-name="T1"> «</text:span><text:span text:style-name="T1">Алгоритмы</text:span><text:span text:style-name="T1"> </text:span><text:span text:style-name="T1">работы</text:span><text:span text:style-name="T1"> </text:span><text:span text:style-name="T1">с</text:span><text:span text:style-name="T1"> </text:span><text:span text:style-name="T1">длинными</text:span><text:span text:style-name="T1"> </text:span><text:span text:style-name="T1">числами</text:span><text:span text:style-name="T1"> </text:span><text:span text:style-name="T1">и</text:span><text:span text:style-name="T1"> </text:span><text:span text:style-name="T1">многочленами</text:span><text:span text:style-name="T1">»</text:span></text:p>
      <text:p text:style-name="P1"><text:span text:style-name="T1">Описание</text:span><text:span text:style-name="T1"> </text:span><text:span text:style-name="T1">и</text:span><text:span text:style-name="T1"> </text:span><text:span text:style-name="T1">пояснения</text:span><text:span text:style-name="T1">:</text:span></text:p>
      <text:p text:style-name="P1">Натуральные числа с нулем:</text:p>
      <text:p text:style-name="P1">(n; A[..]) - номер старшей позиции и массив цифр</text:p>
      <text:p text:style-name="P1">Цифра D (тип — целое) Значение B (тип — логический), цифра k - степень</text:p>
      <text:p text:style-name="P1"><text:tab/> <text:tab/> <text:tab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4">№</text:p>
          </table:table-cell>
          <table:table-cell table:style-name="Таблица1.A1" office:value-type="string">
            <text:p text:style-name="P3"><text:span text:style-name="T3">Описание</text:span><text:span text:style-name="T3"> </text:span><text:span text:style-name="T3">модуля</text:span></text:p>
          </table:table-cell>
          <table:table-cell table:style-name="Таблица1.A1" office:value-type="string">
            <text:p text:style-name="P3"><text:span text:style-name="T3">Имя</text:span><text:span text:style-name="T3"> </text:span><text:span text:style-name="T3">модуля</text:span></text:p>
          </table:table-cell>
          <table:table-cell table:style-name="Таблица1.A1" office:value-type="string">
            <text:p text:style-name="P2"><text:span text:style-name="T3">Предлагаемые</text:span><text:span text:style-name="T3"> </text:span><text:span text:style-name="T3">к</text:span><text:span text:style-name="T3"> </text:span><text:span text:style-name="T3">использованию</text:span><text:span text:style-name="T3"> </text:span><text:span text:style-name="T3">модули</text:span></text:p>
          </table:table-cell>
          <table:table-cell table:style-name="Таблица1.A1" office:value-type="string">
            <text:p text:style-name="P2"><text:span text:style-name="T3">Предлагаемые</text:span><text:span text:style-name="T3"> </text:span><text:span text:style-name="T3">к</text:span><text:span text:style-name="T3"> </text:span><text:span text:style-name="T3">использованию</text:span><text:span text:style-name="T3"> </text:span><text:span text:style-name="T3">функции</text:span>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</text:span></text:p>
          </table:table-cell>
          <table:table-cell table:style-name="Таблица1.A1" office:value-type="string">
            <text:p text:style-name="P4">Сравнение натуральных чисел: 1 - если первое больше, 0 - если числа равны, 2 – если второе больше.</text:p>
          </table:table-cell>
          <table:table-cell table:style-name="Таблица1.A1" office:value-type="string"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  <text:p text:style-name="P4">NEW_N_N</text:p>
            <text:p text:style-name="P5">DEL_N</text:p>
            <text:p text:style-name="P4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2</text:span></text:p>
            <text:p text:style-name="P4"/>
          </table:table-cell>
          <table:table-cell table:style-name="Таблица1.A1" office:value-type="string">
            <text:p text:style-name="P2"><text:span text:style-name="T2">Проверка</text:span><text:span text:style-name="T2"> </text:span><text:span text:style-name="T2">на</text:span><text:span text:style-name="T2"> </text:span><text:span text:style-name="T2">ноль</text:span><text:span text:style-name="T2">: </text:span><text:span text:style-name="T2">если</text:span><text:span text:style-name="T2"> </text:span><text:span text:style-name="T2">число</text:span><text:span text:style-name="T2"> </text:span><text:span text:style-name="T2">не</text:span><text:span text:style-name="T2"> </text:span><text:span text:style-name="T2">равно</text:span><text:span text:style-name="T2"> </text:span><text:span text:style-name="T2">нулю</text:span><text:span text:style-name="T2">, </text:span><text:span text:style-name="T2">то</text:span><text:span text:style-name="T2"> 0, </text:span><text:span text:style-name="T2">иначе</text:span><text:span text:style-name="T2"> 1.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</table:table-cell>
          <table:table-cell table:style-name="Таблица1.A1" office:value-type="string">
            <text:p text:style-name="P4">DELZ_N_N</text:p>
            <text:p text:style-name="P4">NEW_N_N</text:p>
            <text:p text:style-name="P5">DEL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3</text:span></text:p>
          </table:table-cell>
          <table:table-cell table:style-name="Таблица1.A1" office:value-type="string">
            <text:p text:style-name="P2"><text:span text:style-name="T2">Добавление</text:span><text:span text:style-name="T2"> 1 </text:span><text:span text:style-name="T2">к</text:span><text:span text:style-name="T2"> </text:span><text:span text:style-name="T2">натуральному</text:span><text:span text:style-name="T2"> </text:span><text:span text:style-name="T2">числу</text:span><text:span text:style-name="T2">.</text:span></text:p>
          </table:table-cell>
          <table:table-cell table:style-name="Таблица1.A1" office:value-type="string">
            <text:p text:style-name="P2"><text:span text:style-name="T2">ADD</text:span><text:span text:style-name="T2">_1</text:span><text:span text:style-name="T2">N</text:span><text:span text:style-name="T2">_</text:span><text:span text:style-name="T2">N</text:span></text:p>
          </table:table-cell>
          <table:table-cell table:style-name="Таблица1.A1" office:value-type="string">
            <text:p text:style-name="P4">NZER_N_B</text:p>
            <text:p text:style-name="P5">COPY_N_N</text:p>
          </table:table-cell>
          <table:table-cell table:style-name="Таблица1.A1" office:value-type="string">
            <text:p text:style-name="P4">DELZ_N_N</text:p>
            <text:p text:style-name="P4">NEW_N_N</text:p>
            <text:p text:style-name="P5">DEL_N</text:p>
            <text:p text:style-name="P5">NZER_N_B</text:p>
            <text:p text:style-name="P5">COPY_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4</text:span></text:p>
          </table:table-cell>
          <table:table-cell table:style-name="Таблица1.A1" office:value-type="string">
            <text:p text:style-name="P2"><text:span text:style-name="T2">Сложение</text:span><text:span text:style-name="T2"> </text:span><text:span text:style-name="T2">натуральных</text:span><text:span text:style-name="T2"> </text:span><text:span text:style-name="T2">чисел</text:span></text:p>
          </table:table-cell>
          <table:table-cell table:style-name="Таблица1.A1" office:value-type="string">
            <text:p text:style-name="P2"><text:span text:style-name="T2">ADD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4">COM_NN_D</text:p>
            <text:p text:style-name="P5">COPY_N_N</text:p>
          </table:table-cell>
          <table:table-cell table:style-name="Таблица1.A1" office:value-type="string">
            <text:p text:style-name="P4">COM_NN_D</text:p>
            <text:p text:style-name="P5">DELZ_N_N</text:p>
            <text:p text:style-name="P4">NEW_N_N</text:p>
            <text:p text:style-name="P5">DEL_N</text:p>
            <text:p text:style-name="P5">NZER_N_B</text:p>
            <text:p text:style-name="P5">COPY_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5</text:span></text:p>
          </table:table-cell>
          <table:table-cell table:style-name="Таблица1.A1" office:value-type="string">
            <text:p text:style-name="P4">Вычитание из первого числа второго, если первое меньше, то вернуть натуральное 0.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</table:table-cell>
          <table:table-cell table:style-name="Таблица1.A1" office:value-type="string"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6</text:span></text:p>
          </table:table-cell>
          <table:table-cell table:style-name="Таблица1.A1" office:value-type="string">
            <text:p text:style-name="P2"><text:span text:style-name="T2">Умножение</text:span><text:span text:style-name="T2"> </text:span><text:span text:style-name="T2">натурального</text:span><text:span text:style-name="T2"> </text:span><text:span text:style-name="T2">числа</text:span><text:span text:style-name="T2"> </text:span><text:span text:style-name="T2">на</text:span><text:span text:style-name="T2"> </text:span><text:span text:style-name="T2">цифру</text:span><text:span text:style-name="T2"> [0; 9]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</table:table-cell>
          <table:table-cell table:style-name="Таблица1.A1" office:value-type="string">
            <text:p text:style-name="P4">ADD_NN_N</text:p>
            <text:p text:style-name="P4">MUL_Nk_N</text:p>
          </table:table-cell>
          <table:table-cell table:style-name="Таблица1.A1" office:value-type="string">
            <text:p text:style-name="P4">MUL_Nk_N</text:p>
            <text:p text:style-name="P7"><text:span text:style-name="T2">ADD</text:span><text:span text:style-name="T2">_</text:span><text:span text:style-name="T2">NN</text:span><text:span text:style-name="T2">_</text:span><text:span text:style-name="T2">N</text:span>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  <text:p text:style-name="P5">COPY_N_N</text:p>
          </table:table-cell>
        </table:table-row>
        <text:soft-page-break/>
        <table:table-row>
          <table:table-cell table:style-name="Таблица1.A1" office:value-type="string">
            <text:p text:style-name="P2"><text:span text:style-name="T2">N</text:span><text:span text:style-name="T2">-7</text:span></text:p>
          </table:table-cell>
          <table:table-cell table:style-name="Таблица1.A1" office:value-type="string">
            <text:p text:style-name="P2"><text:span text:style-name="T2">Умножение</text:span><text:span text:style-name="T2"> </text:span><text:span text:style-name="T2">натурального</text:span><text:span text:style-name="T2"> </text:span><text:span text:style-name="T2">числа</text:span><text:span text:style-name="T2"> </text:span><text:span text:style-name="T2">на</text:span><text:span text:style-name="T2"> 10^</text:span><text:span text:style-name="T2">k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k</text:span><text:span text:style-name="T2">_</text:span><text:span text:style-name="T2">N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8</text:span></text:p>
          </table:table-cell>
          <table:table-cell table:style-name="Таблица1.A1" office:value-type="string">
            <text:p text:style-name="P2"><text:span text:style-name="T2">Умножение</text:span><text:span text:style-name="T2"> </text:span><text:span text:style-name="T2">натуральных</text:span><text:span text:style-name="T2"> </text:span><text:span text:style-name="T2">чисел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  <text:p text:style-name="P4">MUL_Nk_N</text:p>
            <text:p text:style-name="P6">ADD_NN_N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  <text:p text:style-name="P5">COPY_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9</text:span></text:p>
          </table:table-cell>
          <table:table-cell table:style-name="Таблица1.A1" office:value-type="string">
            <text:p text:style-name="P4">Вычитание из натурального другого натурального, умноженного на цифру. Если умноженное на цифру натуральное больше вычитаемого, то вернуть натуральное 0.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D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4">MUL_ND_N</text:p>
            <text:p text:style-name="P5">SUB_NN_N</text:p>
            <text:p text:style-name="P4">MUL_Nk_N</text:p>
            <text:p text:style-name="P6">ADD_NN_N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  <text:p text:style-name="P5">COPY_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0</text:span></text:p>
          </table:table-cell>
          <table:table-cell table:style-name="Таблица1.A1" office:value-type="string">
            <text:p text:style-name="P4">Вычисление первой цифры деления первого натурального на второе, домноженное на 10^k, где k - номер позиции этой цифры (номер считается с нуля).</text:p>
            <text:p text:style-name="P5">Если делитель равен нулю, то вернуть натуральное на 1 больше, чем делимое.</text:p>
          </table:table-cell>
          <table:table-cell table:style-name="Таблица1.A1" office:value-type="string">
            <text:p text:style-name="P2"><text:span text:style-name="T2">DIV</text:span><text:span text:style-name="T2">_</text:span><text:span text:style-name="T2">NN</text:span><text:span text:style-name="T2">_</text:span><text:span text:style-name="T2">Nk</text:span>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  <text:p text:style-name="P4">MUL_Nk_N</text:p>
            <text:p text:style-name="P5">ADD_1N_N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  <text:p text:style-name="P4">COM_NN_D</text:p>
            <text:p text:style-name="P5">DELZ_N_N</text:p>
            <text:p text:style-name="P4">NEW_N_N</text:p>
            <text:p text:style-name="P5">DEL_N</text:p>
            <text:p text:style-name="P5">NZER_N_B</text:p>
            <text:p text:style-name="P5">MUL_Nk_N</text:p>
            <text:p text:style-name="P5">ADD_1N_N</text:p>
            <text:p text:style-name="P5">COPY_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1</text:span></text:p>
          </table:table-cell>
          <table:table-cell table:style-name="Таблица1.A1" office:value-type="string">
            <text:p text:style-name="Standard">Частное от деления первого натурального числа на второе натуральное. Если делитуль равен нулю, то вернуть натуральное на 1 больше, чем делимое.</text:p>
          </table:table-cell>
          <table:table-cell table:style-name="Таблица1.A1" office:value-type="string">
            <text:p text:style-name="P2"><text:span text:style-name="T2">DIV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N</text:span><text:span text:style-name="T2">_</text:span><text:span text:style-name="T2">N</text:span></text:p>
            <text:p text:style-name="P2"><text:span text:style-name="T2">DIV</text:span><text:span text:style-name="T2">_</text:span><text:span text:style-name="T2">NN</text:span><text:span text:style-name="T2">_</text:span><text:span text:style-name="T2">Nk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N</text:span><text:span text:style-name="T2">_</text:span><text:span text:style-name="T2">N</text:span></text:p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  <text:p text:style-name="P2"><text:span text:style-name="T2">ADD</text:span><text:span text:style-name="T2">_</text:span><text:span text:style-name="T2">NN</text:span><text:span text:style-name="T2">_</text:span><text:span text:style-name="T2">N</text:span></text:p>
            <text:p text:style-name="P2"><text:span text:style-name="T2">MUL</text:span><text:span text:style-name="T2">_</text:span><text:span text:style-name="T2">Nk</text:span><text:span text:style-name="T2">_</text:span><text:span text:style-name="T2">N</text:span></text:p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  <text:p text:style-name="P2"><text:span text:style-name="T2">DELZ</text:span><text:span text:style-name="T2">_</text:span><text:span text:style-name="T2">N</text:span><text:span text:style-name="T2">_</text:span><text:span text:style-name="T2">N</text:span></text:p>
            <text:p text:style-name="P2"><text:span text:style-name="T2">NZER</text:span><text:span text:style-name="T2">_</text:span><text:span text:style-name="T2">N</text:span><text:span text:style-name="T2">_</text:span><text:span text:style-name="T2">B</text:span></text:p>
            <text:p text:style-name="P2"><text:span text:style-name="T2">DIV</text:span><text:span text:style-name="T2">_</text:span><text:span text:style-name="T2">NN</text:span><text:span text:style-name="T2">_</text:span><text:span text:style-name="T2">Nk</text:span></text:p>
            <text:p text:style-name="P4">SUB_NN_N</text:p>
            <text:p text:style-name="P5">NEW_N_N</text:p>
            <text:p text:style-name="P5"><text:soft-page-break/>DEL_N</text:p>
            <text:p text:style-name="P5">ADD_1N_N</text:p>
            <text:p text:style-name="P5">COPY_N_N</text:p>
          </table:table-cell>
        </table:table-row>
        <table:table-row>
          <table:table-cell table:style-name="Таблица1.A13" office:value-type="string">
            <text:p text:style-name="P2">N-12</text:p>
          </table:table-cell>
          <table:table-cell table:style-name="Таблица1.A13" office:value-type="string">
            <text:p text:style-name="P8">Остаток от деления первого натурального числа на второе натуральное. Если делитель равен нулю, то вывести натуральное, на 1 больше, чем делимое.</text:p>
          </table:table-cell>
          <table:table-cell table:style-name="Таблица1.A13" office:value-type="string">
            <text:p text:style-name="P2">MOD_NN_N</text:p>
          </table:table-cell>
          <table:table-cell table:style-name="Таблица1.A13" office:value-type="string">
            <text:p text:style-name="P2">DIV_NN_N</text:p>
          </table:table-cell>
          <table:table-cell table:style-name="Таблица1.A13" office:value-type="string">
            <text:p text:style-name="P2">DIV_NN_N</text:p>
            <text:p text:style-name="P4">MUL_NN_N</text:p>
            <text:p text:style-name="P4">MUL_ND_N</text:p>
            <text:p text:style-name="P4">ADD_NN_N</text:p>
            <text:p text:style-name="P4">MUL_Nk_N</text:p>
            <text:p text:style-name="P4">COM_NN_D</text:p>
            <text:p text:style-name="P4">DELZ_N_N</text:p>
            <text:p text:style-name="P4">NZER_N_B</text:p>
            <text:p text:style-name="P4">DIV_NN_Nk</text:p>
            <text:p text:style-name="P4">SUB_NN_N</text:p>
            <text:p text:style-name="P5">NEW_N_N</text:p>
            <text:p text:style-name="P5">DEL_N</text:p>
            <text:p text:style-name="P5">ADD_1N_N</text:p>
            <text:p text:style-name="P5">COPY_N_N</text:p>
          </table:table-cell>
        </table:table-row>
        <table:table-row>
          <table:table-cell table:style-name="Таблица1.A13" office:value-type="string">
            <text:p text:style-name="P2">N-13</text:p>
          </table:table-cell>
          <table:table-cell table:style-name="Таблица1.A13" office:value-type="string">
            <text:p text:style-name="P8">НОД двух натуральных чисел. Если одно из чисел равно нулю, то вернуть другое натуральное ненулевое число. Если оба числа равны нулю, то вернуть натуральный ноль.</text:p>
          </table:table-cell>
          <table:table-cell table:style-name="Таблица1.A13" office:value-type="string">
            <text:p text:style-name="P2">GCF_NN_N</text:p>
          </table:table-cell>
          <table:table-cell table:style-name="Таблица1.A13" office:value-type="string">
            <text:p text:style-name="P2">MOD_NN_N</text:p>
          </table:table-cell>
          <table:table-cell table:style-name="Таблица1.A13" office:value-type="string">
            <text:p text:style-name="P2">MOD_NN_N</text:p>
            <text:p text:style-name="P2">DIV_NN_N</text:p>
            <text:p text:style-name="P4">MUL_NN_N</text:p>
            <text:p text:style-name="P4">MUL_ND_N</text:p>
            <text:p text:style-name="P4">ADD_NN_N</text:p>
            <text:p text:style-name="P4">MUL_Nk_N</text:p>
            <text:p text:style-name="P4">COM_NN_D</text:p>
            <text:p text:style-name="P4">DELZ_N_N</text:p>
            <text:p text:style-name="P4">NZER_N_B</text:p>
            <text:p text:style-name="P4">DIV_NN_Nk</text:p>
            <text:p text:style-name="P4">SUB_NN_N</text:p>
            <text:p text:style-name="P5">NEW_N_N</text:p>
            <text:p text:style-name="P5">DEL_N</text:p>
            <text:p text:style-name="P5">ADD_1N_N</text:p>
            <text:p text:style-name="P5">COPY_N_N</text:p>
          </table:table-cell>
        </table:table-row>
        <table:table-row>
          <table:table-cell table:style-name="Таблица1.A13" office:value-type="string">
            <text:p text:style-name="P2">N-14</text:p>
          </table:table-cell>
          <table:table-cell table:style-name="Таблица1.A13" office:value-type="string">
            <text:p text:style-name="P8">НОК двух натуральных чисел. Если одно из чисел равно нулю, то вернуть ноль. </text:p>
          </table:table-cell>
          <table:table-cell table:style-name="Таблица1.A13" office:value-type="string">
            <text:p text:style-name="P2">LCM_NN_NN</text:p>
          </table:table-cell>
          <table:table-cell table:style-name="Таблица1.A13" office:value-type="string">
            <text:p text:style-name="P2">GCF_NN_N</text:p>
          </table:table-cell>
          <table:table-cell table:style-name="Таблица1.A13" office:value-type="string">
            <text:p text:style-name="P2">GCF_NN_N</text:p>
            <text:p text:style-name="P2">MOD_NN_N</text:p>
            <text:p text:style-name="P2">DIV_NN_N</text:p>
            <text:p text:style-name="P4">MUL_NN_N</text:p>
            <text:p text:style-name="P4">MUL_ND_N</text:p>
            <text:p text:style-name="P4">ADD_NN_N</text:p>
            <text:p text:style-name="P4">MUL_Nk_N</text:p>
            <text:p text:style-name="P4">COM_NN_D</text:p>
            <text:p text:style-name="P4">DELZ_N_N</text:p>
            <text:p text:style-name="P4">NZER_N_B</text:p>
            <text:p text:style-name="P4">DIV_NN_Nk</text:p>
            <text:p text:style-name="P4"><text:soft-page-break/>SUB_NN_N</text:p>
            <text:p text:style-name="P5">NEW_N_N</text:p>
            <text:p text:style-name="P5">DEL_N</text:p>
            <text:p text:style-name="P5">ADD_1N_N</text:p>
            <text:p text:style-name="P5">COPY_N_N</text:p>
          </table:table-cell>
        </table:table-row>
        <table:table-row>
          <table:table-cell table:style-name="Таблица1.A13" office:value-type="string">
            <text:p text:style-name="P2">N-15</text:p>
          </table:table-cell>
          <table:table-cell table:style-name="Таблица1.A13" office:value-type="string">
            <text:p text:style-name="P8">Копирование натурального числа в новую переменную с новой выделенной памятью. Нельзя удалять ненужные нули в старших позициях.</text:p>
          </table:table-cell>
          <table:table-cell table:style-name="Таблица1.A13" office:value-type="string">
            <text:p text:style-name="P2">COPY_N_N</text:p>
          </table:table-cell>
          <table:table-cell table:style-name="Таблица1.A13" office:value-type="string">
            <text:p text:style-name="P4">NEW_N_N</text:p>
            <text:p text:style-name="P5">DEL_N</text:p>
          </table:table-cell>
          <table:table-cell table:style-name="Таблица1.A13" office:value-type="string">
            <text:p text:style-name="P4">NEW_N_N</text:p>
            <text:p text:style-name="P5">DEL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6</text:span></text:p>
          </table:table-cell>
          <table:table-cell table:style-name="Таблица1.A1" office:value-type="string">
            <text:p text:style-name="P2"><text:span text:style-name="T2">Удаление</text:span><text:span text:style-name="T2"> </text:span><text:span text:style-name="T2">всех</text:span><text:span text:style-name="T2"> </text:span><text:span text:style-name="T2">нулей</text:span><text:span text:style-name="T2"> </text:span><text:span text:style-name="T2">в</text:span><text:span text:style-name="T2"> </text:span><text:span text:style-name="T2">старших</text:span><text:span text:style-name="T2"> </text:span><text:span text:style-name="T2">позициях</text:span><text:span text:style-name="T2"> </text:span><text:span text:style-name="T2">числа</text:span><text:span text:style-name="T2">.</text:span></text:p>
          </table:table-cell>
          <table:table-cell table:style-name="Таблица1.A1" office:value-type="string">
            <text:p text:style-name="P4">DELZ_N_N</text:p>
          </table:table-cell>
          <table:table-cell table:style-name="Таблица1.A1" office:value-type="string">
            <text:p text:style-name="P4">NEW_N_N</text:p>
            <text:p text:style-name="P5">DEL_N</text:p>
          </table:table-cell>
          <table:table-cell table:style-name="Таблица1.A1" office:value-type="string">
            <text:p text:style-name="P4">NEW_N_N</text:p>
            <text:p text:style-name="P5">DEL_N</text:p>
          </table:table-cell>
        </table:table-row>
        <table:table-row>
          <table:table-cell table:style-name="Таблица1.A13" office:value-type="string">
            <text:p text:style-name="P2">N-17</text:p>
          </table:table-cell>
          <table:table-cell table:style-name="Таблица1.A13" office:value-type="string">
            <text:p text:style-name="P2">Удаление натурального числа из памяти</text:p>
          </table:table-cell>
          <table:table-cell table:style-name="Таблица1.A13" office:value-type="string">
            <text:p text:style-name="P2">DEL_N</text:p>
          </table:table-cell>
          <table:table-cell table:style-name="Таблица1.A13" office:value-type="string">
            <text:p text:style-name="P4"/>
          </table:table-cell>
          <table:table-cell table:style-name="Таблица1.A13" office:value-type="string">
            <text:p text:style-name="P4"/>
          </table:table-cell>
        </table:table-row>
        <table:table-row>
          <table:table-cell table:style-name="Таблица1.A13" office:value-type="string">
            <text:p text:style-name="P2">N-18</text:p>
          </table:table-cell>
          <table:table-cell table:style-name="Таблица1.A13" office:value-type="string">
            <text:p text:style-name="P2">Выделение памяти для натурального числа</text:p>
          </table:table-cell>
          <table:table-cell table:style-name="Таблица1.A13" office:value-type="string">
            <text:p text:style-name="P2">NEW_N_N</text:p>
          </table:table-cell>
          <table:table-cell table:style-name="Таблица1.A13" office:value-type="string">
            <text:p text:style-name="P4"/>
          </table:table-cell>
          <table:table-cell table:style-name="Таблица1.A13" office:value-type="string">
            <text:p text:style-name="P4"/>
          </table:table-cell>
        </table:table-row>
      </table:table>
      <text:p text:style-name="P1"/>
      <text:p text:style-name="P1">Целые числа:</text:p>
      <text:p text:style-name="P1">(s; natural) – знак числа и натуральное.</text:p>
      <text:p text:style-name="P15">Цифра D (тип — целое) Значение B (тип — логический), цифра k – степень</text:p>
      <text:p text:style-name="P15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4">№</text:p>
          </table:table-cell>
          <table:table-cell table:style-name="Таблица2.A1" office:value-type="string">
            <text:p text:style-name="P3"><text:span text:style-name="T3">Описание модуля</text:span></text:p>
          </table:table-cell>
          <table:table-cell table:style-name="Таблица2.A1" office:value-type="string">
            <text:p text:style-name="P3"><text:span text:style-name="T3">Имя модуля</text:span></text:p>
          </table:table-cell>
          <table:table-cell table:style-name="Таблица2.A1" office:value-type="string">
            <text:p text:style-name="P2"><text:span text:style-name="T3">Предлагаемые к использованию модули</text:span></text:p>
          </table:table-cell>
          <table:table-cell table:style-name="Таблица2.A1" office:value-type="string">
            <text:p text:style-name="P2"><text:span text:style-name="T3">Предлагаемые к использованию функции</text:span></text:p>
          </table:table-cell>
        </table:table-row>
        <table:table-row>
          <table:table-cell table:style-name="Таблица2.A1" office:value-type="string">
            <text:p text:style-name="P2"><text:span text:style-name="T2">Z-1</text:span></text:p>
          </table:table-cell>
          <table:table-cell table:style-name="Таблица2.A1" office:value-type="string">
            <text:p text:style-name="P4">Модуль целого числа. Аргумент: целое число. Результат: натуральное число или ноль.</text:p>
          </table:table-cell>
          <table:table-cell table:style-name="Таблица2.A1" office:value-type="string">
            <text:p text:style-name="P2"><text:span text:style-name="T2">ABS_Z_N</text:span></text:p>
          </table:table-cell>
          <table:table-cell table:style-name="Таблица2.A1" office:value-type="string">
            <text:p text:style-name="P4">COPY_N_N</text:p>
          </table:table-cell>
          <table:table-cell table:style-name="Таблица2.A1" office:value-type="string">
            <text:p text:style-name="P4">COPY_N_N</text:p>
          </table:table-cell>
        </table:table-row>
        <table:table-row>
          <table:table-cell table:style-name="Таблица2.A3" office:value-type="string">
            <text:p text:style-name="P2"/>
          </table:table-cell>
          <table:table-cell table:style-name="Таблица2.A3" office:value-type="string">
            <text:p text:style-name="P4">Выделение памяти для целого числа. Аргумент: целое число. Результат: целое число.</text:p>
          </table:table-cell>
          <table:table-cell table:style-name="Таблица2.A3" office:value-type="string">
            <text:p text:style-name="P2">NEW_Z_Z</text:p>
          </table:table-cell>
          <table:table-cell table:style-name="Таблица2.A3" office:value-type="string">
            <text:p text:style-name="P4">NEW_N_N</text:p>
          </table:table-cell>
          <table:table-cell table:style-name="Таблица2.A3" office:value-type="string">
            <text:p text:style-name="P4">NEW_N_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dc:creator>Юрчик Олег</dc:creator>
    <meta:editing-cycles>93</meta:editing-cycles>
    <dc:date>2015-04-10T18:26:59</dc:date>
    <meta:editing-duration>P2DT5H33M52S</meta:editing-duration>
    <meta:document-statistic meta:table-count="2" meta:image-count="0" meta:object-count="0" meta:page-count="4" meta:paragraph-count="233" meta:word-count="534" meta:character-count="3652" meta:non-whitespace-character-count="3344"/>
  </office:meta>
</office:document-meta>
</file>